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8ef50" officeooo:paragraph-rsid="0018ef50"/>
    </style:style>
    <style:style style:name="P2" style:family="paragraph" style:parent-style-name="Standard">
      <style:text-properties officeooo:paragraph-rsid="0018ef50"/>
    </style:style>
    <style:style style:name="P3" style:family="paragraph" style:parent-style-name="Standard">
      <style:text-properties officeooo:rsid="00191dd5" officeooo:paragraph-rsid="00191dd5"/>
    </style:style>
    <style:style style:name="P4" style:family="paragraph" style:parent-style-name="Standard">
      <style:text-properties officeooo:rsid="00191dd5" officeooo:paragraph-rsid="001ad6d9"/>
    </style:style>
    <style:style style:name="P5" style:family="paragraph" style:parent-style-name="Standard">
      <style:text-properties officeooo:rsid="001ad6d9" officeooo:paragraph-rsid="001ad6d9"/>
    </style:style>
    <style:style style:name="P6" style:family="paragraph" style:parent-style-name="Standard">
      <style:text-properties officeooo:rsid="001c6e39" officeooo:paragraph-rsid="001c6e39"/>
    </style:style>
    <style:style style:name="P7" style:family="paragraph" style:parent-style-name="Standard">
      <style:text-properties officeooo:rsid="001cb9ce" officeooo:paragraph-rsid="001cb9ce"/>
    </style:style>
    <style:style style:name="P8" style:family="paragraph" style:parent-style-name="Standard">
      <style:text-properties officeooo:rsid="001d57cd" officeooo:paragraph-rsid="001d57cd"/>
    </style:style>
    <style:style style:name="P9" style:family="paragraph" style:parent-style-name="Standard">
      <style:text-properties officeooo:rsid="001ebabc" officeooo:paragraph-rsid="001ebabc"/>
    </style:style>
    <style:style style:name="P10" style:family="paragraph" style:parent-style-name="Standard">
      <style:text-properties officeooo:rsid="001f66ec" officeooo:paragraph-rsid="001f66ec"/>
    </style:style>
    <style:style style:name="P11" style:family="paragraph" style:parent-style-name="Standard">
      <style:text-properties officeooo:rsid="00234b5d" officeooo:paragraph-rsid="00234b5d"/>
    </style:style>
    <style:style style:name="P12" style:family="paragraph" style:parent-style-name="Standard">
      <style:text-properties officeooo:rsid="00238311" officeooo:paragraph-rsid="00238311"/>
    </style:style>
    <style:style style:name="P13" style:family="paragraph" style:parent-style-name="Standard">
      <style:text-properties officeooo:rsid="00253069" officeooo:paragraph-rsid="00253069"/>
    </style:style>
    <style:style style:name="P14" style:family="paragraph" style:parent-style-name="Standard">
      <style:text-properties officeooo:rsid="002648ae" officeooo:paragraph-rsid="002648ae"/>
    </style:style>
    <style:style style:name="P15" style:family="paragraph" style:parent-style-name="Heading_20_1">
      <style:text-properties officeooo:rsid="002bd5c8" officeooo:paragraph-rsid="0040423f"/>
    </style:style>
    <style:style style:name="P16" style:family="paragraph" style:parent-style-name="Heading_20_1">
      <style:text-properties officeooo:rsid="002c089f" officeooo:paragraph-rsid="002c089f"/>
    </style:style>
    <style:style style:name="P17" style:family="paragraph" style:parent-style-name="Heading_20_2">
      <style:text-properties officeooo:rsid="002a310d" officeooo:paragraph-rsid="002a310d"/>
    </style:style>
    <style:style style:name="P18" style:family="paragraph" style:parent-style-name="Heading_20_2">
      <style:text-properties officeooo:rsid="002ac010" officeooo:paragraph-rsid="002ac010"/>
    </style:style>
    <style:style style:name="P19" style:family="paragraph" style:parent-style-name="Preformatted_20_Text">
      <style:paragraph-properties fo:margin-top="0in" fo:margin-bottom="0.1965in" style:contextual-spacing="false"/>
    </style:style>
    <style:style style:name="P20" style:family="paragraph" style:parent-style-name="Standard">
      <style:text-properties officeooo:rsid="00282adf" officeooo:paragraph-rsid="00282adf"/>
    </style:style>
    <style:style style:name="P21" style:family="paragraph" style:parent-style-name="Standard">
      <style:text-properties officeooo:rsid="002648ae" officeooo:paragraph-rsid="002648ae"/>
    </style:style>
    <style:style style:name="P22" style:family="paragraph" style:parent-style-name="Standard">
      <style:text-properties officeooo:rsid="002648ae" officeooo:paragraph-rsid="002bf2bf"/>
    </style:style>
    <style:style style:name="P23" style:family="paragraph" style:parent-style-name="Standard">
      <style:text-properties officeooo:rsid="0029dec3" officeooo:paragraph-rsid="0029dec3"/>
    </style:style>
    <style:style style:name="P24" style:family="paragraph" style:parent-style-name="Standard">
      <style:text-properties officeooo:rsid="002a310d" officeooo:paragraph-rsid="002a310d"/>
    </style:style>
    <style:style style:name="P25" style:family="paragraph" style:parent-style-name="Standard">
      <style:text-properties officeooo:rsid="00238311" officeooo:paragraph-rsid="002bd5c8"/>
    </style:style>
    <style:style style:name="P26" style:family="paragraph" style:parent-style-name="Standard">
      <style:text-properties officeooo:rsid="002bd5c8" officeooo:paragraph-rsid="002bd5c8"/>
    </style:style>
    <style:style style:name="P27" style:family="paragraph" style:parent-style-name="Standard">
      <style:text-properties officeooo:rsid="002bf2bf" officeooo:paragraph-rsid="002bf2bf"/>
    </style:style>
    <style:style style:name="P28" style:family="paragraph" style:parent-style-name="Standard">
      <style:text-properties officeooo:rsid="002c089f" officeooo:paragraph-rsid="002bf2bf"/>
    </style:style>
    <style:style style:name="P29" style:family="paragraph" style:parent-style-name="Standard">
      <style:text-properties officeooo:rsid="002c089f" officeooo:paragraph-rsid="002c089f"/>
    </style:style>
    <style:style style:name="P30" style:family="paragraph" style:parent-style-name="Standard">
      <style:paragraph-properties style:line-height-at-least="0.198in"/>
      <style:text-properties fo:color="#000000" loext:opacity="100%" style:font-name="Droid Sans Mono" fo:font-size="10.5pt" fo:font-weight="normal" fo:background-color="#ffffff"/>
    </style:style>
    <style:style style:name="P31" style:family="paragraph" style:parent-style-name="Standard">
      <style:text-properties fo:color="#000000" loext:opacity="100%" style:font-name="Droid Sans Mono" fo:font-size="10.5pt" fo:font-weight="normal" officeooo:rsid="002c089f" officeooo:paragraph-rsid="002c089f" fo:background-color="#ffffff"/>
    </style:style>
    <style:style style:name="P32" style:family="paragraph" style:parent-style-name="Standard">
      <style:text-properties officeooo:rsid="002c4060" officeooo:paragraph-rsid="002c4060"/>
    </style:style>
    <style:style style:name="P33" style:family="paragraph" style:parent-style-name="Standard">
      <style:text-properties officeooo:rsid="002de517" officeooo:paragraph-rsid="002de517"/>
    </style:style>
    <style:style style:name="P34" style:family="paragraph" style:parent-style-name="Standard">
      <style:text-properties officeooo:rsid="002dfc58" officeooo:paragraph-rsid="002dfc58"/>
    </style:style>
    <style:style style:name="P35" style:family="paragraph" style:parent-style-name="Standard">
      <style:text-properties officeooo:rsid="002eb13e" officeooo:paragraph-rsid="002eb13e"/>
    </style:style>
    <style:style style:name="P36" style:family="paragraph" style:parent-style-name="Standard">
      <style:text-properties officeooo:rsid="0030f42b" officeooo:paragraph-rsid="0030f42b"/>
    </style:style>
    <style:style style:name="P37" style:family="paragraph" style:parent-style-name="Standard">
      <style:text-properties officeooo:rsid="0032bec5" officeooo:paragraph-rsid="0032bec5"/>
    </style:style>
    <style:style style:name="P38" style:family="paragraph" style:parent-style-name="Standard">
      <style:text-properties officeooo:rsid="003345ee" officeooo:paragraph-rsid="003345ee"/>
    </style:style>
    <style:style style:name="P39" style:family="paragraph" style:parent-style-name="Standard">
      <style:text-properties officeooo:rsid="003503d0" officeooo:paragraph-rsid="003503d0"/>
    </style:style>
    <style:style style:name="P40" style:family="paragraph" style:parent-style-name="Standard">
      <style:text-properties officeooo:rsid="00253069" officeooo:paragraph-rsid="00253069"/>
    </style:style>
    <style:style style:name="P41" style:family="paragraph" style:parent-style-name="Standard">
      <style:text-properties officeooo:rsid="00253069" officeooo:paragraph-rsid="003503d0"/>
    </style:style>
    <style:style style:name="P42" style:family="paragraph" style:parent-style-name="Standard">
      <style:text-properties officeooo:rsid="0035c231" officeooo:paragraph-rsid="0035c231"/>
    </style:style>
    <style:style style:name="P43" style:family="paragraph" style:parent-style-name="Standard">
      <style:text-properties officeooo:rsid="0037a399" officeooo:paragraph-rsid="0037a399"/>
    </style:style>
    <style:style style:name="P44" style:family="paragraph" style:parent-style-name="Standard">
      <style:text-properties fo:font-variant="normal" fo:text-transform="none" fo:color="#000000" loext:opacity="100%" style:text-line-through-style="none" style:text-line-through-type="none" fo:font-size="10pt" fo:font-style="normal" style:text-underline-style="none" fo:font-weight="normal" officeooo:rsid="001c6e39" officeooo:paragraph-rsid="001c6e39" style:text-blinking="false"/>
    </style:style>
    <style:style style:name="P45" style:family="paragraph" style:parent-style-name="Standard">
      <style:text-properties officeooo:rsid="003a1b1d" officeooo:paragraph-rsid="003a1b1d"/>
    </style:style>
    <style:style style:name="P46" style:family="paragraph" style:parent-style-name="Standard">
      <style:text-properties officeooo:rsid="001f66ec" officeooo:paragraph-rsid="001f66ec"/>
    </style:style>
    <style:style style:name="P47" style:family="paragraph" style:parent-style-name="Standard">
      <style:text-properties officeooo:rsid="00234b5d" officeooo:paragraph-rsid="00234b5d"/>
    </style:style>
    <style:style style:name="P48" style:family="paragraph" style:parent-style-name="Text_20_body">
      <style:text-properties officeooo:rsid="002a310d" officeooo:paragraph-rsid="002a310d"/>
    </style:style>
    <style:style style:name="P49" style:family="paragraph" style:parent-style-name="Text_20_body">
      <style:text-properties officeooo:rsid="002ac010" officeooo:paragraph-rsid="002ac010"/>
    </style:style>
    <style:style style:name="P50" style:family="paragraph" style:parent-style-name="Text_20_body">
      <style:text-properties officeooo:rsid="002bd5c8" officeooo:paragraph-rsid="002bd5c8"/>
    </style:style>
    <style:style style:name="P51" style:family="paragraph" style:parent-style-name="Text_20_body">
      <style:text-properties officeooo:rsid="002bd5c8" officeooo:paragraph-rsid="0040423f"/>
    </style:style>
    <style:style style:name="P52" style:family="paragraph" style:parent-style-name="Text_20_body">
      <style:text-properties officeooo:rsid="002c089f" officeooo:paragraph-rsid="002c089f"/>
    </style:style>
    <style:style style:name="P53" style:family="paragraph" style:parent-style-name="Text_20_body">
      <style:text-properties officeooo:rsid="0040423f" officeooo:paragraph-rsid="0040423f"/>
    </style:style>
    <style:style style:name="T1" style:family="text">
      <style:text-properties officeooo:rsid="0018ef50"/>
    </style:style>
    <style:style style:name="T2" style:family="text">
      <style:text-properties officeooo:rsid="00191dd5"/>
    </style:style>
    <style:style style:name="T3" style:family="text">
      <style:text-properties officeooo:rsid="001ad6d9"/>
    </style:style>
    <style:style style:name="T4" style:family="text">
      <style:text-properties officeooo:rsid="001cb9ce"/>
    </style:style>
    <style:style style:name="T5" style:family="text">
      <style:text-properties officeooo:rsid="001d57cd"/>
    </style:style>
    <style:style style:name="T6" style:family="text">
      <style:text-properties officeooo:rsid="001ebabc"/>
    </style:style>
    <style:style style:name="T7" style:family="text">
      <style:text-properties officeooo:rsid="001f66ec"/>
    </style:style>
    <style:style style:name="T8" style:family="text">
      <style:text-properties officeooo:rsid="002178df"/>
    </style:style>
    <style:style style:name="T9" style:family="text">
      <style:text-properties officeooo:rsid="00234b5d"/>
    </style:style>
    <style:style style:name="T10" style:family="text">
      <style:text-properties officeooo:rsid="00238311"/>
    </style:style>
    <style:style style:name="T11" style:family="text">
      <style:text-properties officeooo:rsid="0026d84b"/>
    </style:style>
    <style:style style:name="T12" style:family="text">
      <style:text-properties officeooo:rsid="00282adf"/>
    </style:style>
    <style:style style:name="T13" style:family="text">
      <style:text-properties officeooo:rsid="0029dec3"/>
    </style:style>
    <style:style style:name="T14" style:family="text">
      <style:text-properties officeooo:rsid="002a310d"/>
    </style:style>
    <style:style style:name="T15" style:family="text">
      <style:text-properties officeooo:rsid="002bf2bf"/>
    </style:style>
    <style:style style:name="T16" style:family="text">
      <style:text-properties fo:color="#0000ff" loext:opacity="100%"/>
    </style:style>
    <style:style style:name="T17" style:family="text">
      <style:text-properties fo:color="#267f99" loext:opacity="100%"/>
    </style:style>
    <style:style style:name="T18" style:family="text">
      <style:text-properties fo:color="#001080" loext:opacity="100%"/>
    </style:style>
    <style:style style:name="T19" style:family="text">
      <style:text-properties fo:color="#795e26" loext:opacity="100%"/>
    </style:style>
    <style:style style:name="T20" style:family="text">
      <style:text-properties fo:color="#a31515" loext:opacity="100%"/>
    </style:style>
    <style:style style:name="T21" style:family="text">
      <style:text-properties fo:color="#af00db" loext:opacity="100%"/>
    </style:style>
    <style:style style:name="T22" style:family="text">
      <style:text-properties officeooo:rsid="002c4060"/>
    </style:style>
    <style:style style:name="T23" style:family="text">
      <style:text-properties officeooo:rsid="002dfc58"/>
    </style:style>
    <style:style style:name="T24" style:family="text">
      <style:text-properties officeooo:rsid="0030081b"/>
    </style:style>
    <style:style style:name="T25" style:family="text">
      <style:text-properties officeooo:rsid="00325834"/>
    </style:style>
    <style:style style:name="T26" style:family="text">
      <style:text-properties officeooo:rsid="0032bec5"/>
    </style:style>
    <style:style style:name="T27" style:family="text">
      <style:text-properties officeooo:rsid="003503d0"/>
    </style:style>
    <style:style style:name="T28" style:family="text">
      <style:text-properties officeooo:rsid="0037a399"/>
    </style:style>
    <style:style style:name="T29" style:family="text">
      <style:text-properties style:text-position="super 58%"/>
    </style:style>
    <style:style style:name="T30" style:family="text">
      <style:text-properties officeooo:rsid="00382070"/>
    </style:style>
    <style:style style:name="T31" style:family="text">
      <style:text-properties officeooo:rsid="0039491f"/>
    </style:style>
    <style:style style:name="T32" style:family="text">
      <style:text-properties officeooo:rsid="003a5319"/>
    </style:style>
    <style:style style:name="T33" style:family="text">
      <style:text-properties officeooo:rsid="003abf36"/>
    </style:style>
    <style:style style:name="T34" style:family="text">
      <style:text-properties officeooo:rsid="003ca06d"/>
    </style:style>
    <style:style style:name="T35" style:family="text">
      <style:text-properties officeooo:rsid="003e6a8d"/>
    </style:style>
    <style:style style:name="T36" style:family="text">
      <style:text-properties officeooo:rsid="004042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licon: a pleasant HDL</text:p>
      <text:p text:style-name="P1"/>
      <text:p text:style-name="P1">Introduction</text:p>
      <text:p text:style-name="P1"/>
      <text:p text:style-name="P1">Many Hardware Description Languages (HDL)s have been create in the past. The most popular ones, with the greatest following are Verilog and VHDL.</text:p>
      <text:p text:style-name="P1"/>
      <text:p text:style-name="P2"><text:span text:style-name="T1">Verilog </text:span>was created by <text:a xlink:type="simple" xlink:href="https://en.wikipedia.org/wiki/Prabhu_Goel" text:style-name="Internet_20_link" text:visited-style-name="Visited_20_Internet_20_Link">Prabhu Goel</text:a>, <text:a xlink:type="simple" xlink:href="https://en.wikipedia.org/wiki/Phil_Moorby" text:style-name="Internet_20_link" text:visited-style-name="Visited_20_Internet_20_Link">Phil Moorby</text:a>, Chi-Lai Huang, and Douglas Warmke <text:span text:style-name="T1">at the tail end of 1983. </text:span><text:span text:style-name="T31">Originally intended as a tool purely for simulations, a subset of the language – the syntesizable subset - was later adopted for synthesis purposes. </text:span><text:span text:style-name="T1">Since then </text:span><text:span text:style-name="T31">the </text:span><text:span text:style-name="T1">language has been standardized as IEEE 1364. Many versions of it have been released, the latest in 2017. SystemVerilog, initially an off-shoot of Verilog </text:span><text:span text:style-name="T2">2005 </text:span><text:span text:style-name="T1">got integrated back into main</text:span><text:span text:style-name="T31">line</text:span><text:span text:style-name="T1"> Verilog during </text:span><text:span text:style-name="T2">the 2009 revision of the standard.</text:span></text:p>
      <text:p text:style-name="P2"/>
      <text:p text:style-name="P2"><text:span text:style-name="T1">At around the same time, VHDL was created to support the needs of the U.S. Department of Defense. It also became an </text:span>IEEE <text:span text:style-name="T1">standard (</text:span>1076<text:span text:style-name="T1">), with the latest version released in 2019.</text:span></text:p>
      <text:p text:style-name="P2"/>
      <text:p text:style-name="P3">Interestingly neither of these languages were originally intended as VLSI design tools. Verilog, as <text:span text:style-name="T31">stated before started its life as a simulation only language</text:span>, while VHDL was intended as a documentation tool.</text:p>
      <text:p text:style-name="P3"/>
      <text:p text:style-name="P3">Of course a lot has changed since then, and both of these languages are extensively used as design tools for digital logic.</text:p>
      <text:p text:style-name="P3"/>
      <text:p text:style-name="P3">Other languages, such as BlueSpec or Chisel are more modern attempts at HDLs, while many groups developed and shipped various C or C-like languages to target high-level synthesis.</text:p>
      <text:p text:style-name="P3"/>
      <text:p text:style-name="P3">There are many attempts at using existing programming languages, such as Python (PyMTL, MyHDL) or Scala (Chisel, SpinalHDL) for the development of RTL, <text:span text:style-name="T31">that is a synthesizable digital circuit.</text:span></text:p>
      <text:p text:style-name="P3"/>
      <text:p text:style-name="P3">With all of these efforts however, the vast majority of the actual production chip development is happening in the traditional languages: VHDL or Verilog. None of the previously mentioned alternatives managed to break out of the academic or small industry groups where they were developed.</text:p>
      <text:p text:style-name="P3"/>
      <text:p text:style-name="P4">In the <text:span text:style-name="T3">following, we will present a novel approach to RTL development. We will present a set of arguments, why a new tool is needed, where do both Verilog and VHDL fall short. We will argue that these languages ignore some of the very basic language development strategies, so prevalent and successful in the SW industry. We will show how the close</text:span><text:span text:style-name="T31">d</text:span><text:span text:style-name="T3"> language ecosystem, the slow evolution of the tools combined with unfortunate aspects of the languages result in a pronounced lack of standardized component libraries, another major feature of a successful SW development environment.</text:span></text:p>
      <text:p text:style-name="P4"/>
      <text:p text:style-name="P5">In the second half of the article, we will present a prototype Python-based implementation that attempts to address these shortcomings. We show how taking the principles of composability, a powerful type system and a fully functional meta-programming environment results in an RTL development paradigm that is much more conducive to modularization and reuse. We will show several examples of commonly performed design tasks that can easily be expressed in <text:span text:style-name="T31">this new paradigm </text:span>without specific language support.</text:p>
      <text:p text:style-name="P5"/>
      <text:p text:style-name="P6">What’s wrong with the V languages?</text:p>
      <text:p text:style-name="P6"><text:soft-page-break/></text:p>
      <text:p text:style-name="P6">Both Verilog and VHDL is based on a dual-concept for describing a digital circuit. The high level decomposition of a problem involves braking up the design into modules and then subsequently smaller, hierarchical sub-modules. Once these modules are created, they are instantiated in their parent module and ‘wired’ together by connecting their ports together. <text:span text:style-name="T31">This is called ‘structural’ decomposition.</text:span></text:p>
      <text:p text:style-name="P6"/>
      <text:p text:style-name="P44">module halfadd (X, Y, C, S);</text:p>
      <text:p text:style-name="Preformatted_20_Text"><text:tab/>input X, Y;<text:bookmark text:name="999602"/> </text:p>
      <text:p text:style-name="Preformatted_20_Text"><text:tab/>output C, S;<text:bookmark text:name="999603"/> </text:p>
      <text:p text:style-name="Preformatted_20_Text"><text:tab/>wire S1, S2, S3;<text:bookmark text:name="999604"/> </text:p>
      <text:p text:style-name="Preformatted_20_Text"><text:tab/>nand NANDA (S3, X, Y);<text:bookmark text:name="999605"/> </text:p>
      <text:p text:style-name="Preformatted_20_Text"><text:tab/>nand NANDB (S1, X, S3);<text:bookmark text:name="999606"/> </text:p>
      <text:p text:style-name="Preformatted_20_Text"><text:tab/>nand NANDC (S2, S3, Y);<text:bookmark text:name="999607"/> </text:p>
      <text:p text:style-name="Preformatted_20_Text"><text:tab/>nand NANDD (S, S1, S2);<text:bookmark text:name="999608"/> </text:p>
      <text:p text:style-name="Preformatted_20_Text"><text:tab/>assign C = S3;</text:p>
      <text:p text:style-name="P19">endmodule<text:bookmark text:name="999611"/> </text:p>
      <text:p text:style-name="P6">This type of description is modular, easily expendable, but really hard to follow. The flowing of data is not explicitly represented, because the inputs and outputs are mixed together in the instance port-maps. Not only all wires entering and exiting a module need to be mentioned in the same lexical block of code – which precludes a coding style where logical operations are grouped together, even the direction of data-flow is implicit: from looking at the instantiation site, it’s not possible to tell what is an input and what is an output.</text:p>
      <text:p text:style-name="P6"/>
      <text:p text:style-name="P6">If this was the only way to describe logic in these languages, it would be a painful experience indeed. Thankfully, it’s not. A different way of describing logic is to use the synthesizeable subset of the language, where logical expressions and sequential statements can be used:</text:p>
      <text:p text:style-name="P6"/>
      <text:p text:style-name="P45">module fulladder(input clk, a, b, cin, output s, cout);</text:p>
      <text:p text:style-name="P45"><text:tab/>wire p;</text:p>
      <text:p text:style-name="P45"><text:tab/>assign p = a ^ b;</text:p>
      <text:p text:style-name="P45"><text:tab/>always @posedge(clk) begin</text:p>
      <text:p text:style-name="P45"><text:tab/><text:tab/>s &lt;= p ^ cin;</text:p>
      <text:p text:style-name="P45"><text:tab/><text:tab/>cout &lt;= (a&amp;b) | (cin &amp; (a | b));</text:p>
      <text:p text:style-name="P45"><text:tab/>end;</text:p>
      <text:p text:style-name="P45">endmodule</text:p>
      <text:p text:style-name="P6"/>
      <text:p text:style-name="P6">This behavioral description is much easier on the reader: the flow of the data is explicit and easy to follow. Sequential statements are clearly separated from combinational logic. Not surprisingly almost all code written in Verilog (or VHDL) follow the behavioral coding style.</text:p>
      <text:p text:style-name="P6"/>
      <text:p text:style-name="P6">The trouble is that this version of code is not composeable: once one described a module using continuous assignments or sequential statements, it can only be instantiated in the <text:span text:style-name="T32">behavioral</text:span> style.</text:p>
      <text:p text:style-name="P6"/>
      <text:p text:style-name="P6">There is of course the mix style, where submodule instantiations and behavioral description <text:span text:style-name="T32">are both used within a single module.</text:span> When used though, the order of statements and modules becomes rather <text:span text:style-name="T4">un</text:span>intuitive <text:span text:style-name="T4">due to the need of having everything declared before use and the fact that all sub-module ports need to be ‘hooked up’ at the instantiation point.</text:span></text:p>
      <text:p text:style-name="P6"/>
      <text:p text:style-name="P7"><text:soft-page-break/>The result of this shortcoming is that it’s very hard to create generic, base-libraries for these languages. For instance, using RAM modules, multiplexers, clock-domain-crossing primitives or even just registers would be rather painful if they were shipped as module libraries. Almost no one does that of course (maybe with the exception of RAM modules in the form of memory compilers for ASIC targets). The way these design primitives are expressed in these languages is an ever-increasing set of language elements. RAMs are described as arrays. Multiplexers as if- <text:span text:style-name="T32">or case-</text:span>statements. Registers as always blocks. <text:span text:style-name="T32">E</text:span>ach requir<text:span text:style-name="T32">ing their own </text:span>new language feature.</text:p>
      <text:p text:style-name="P7"/>
      <text:p text:style-name="P7">A further complication is that migrating back and forth between the modular and behavioral styles is difficult. Anyone who tried to re-target a design from FPGA (with inferred memories) to an ASIC process (with explicit RAM instances) knows the pain.</text:p>
      <text:p text:style-name="P7"/>
      <text:p text:style-name="P7">Due to shortcomings of the languages, <text:span text:style-name="T5">inserting pipeline stages into a design to achieve timing closure is also difficult. If done in the modular style, every connection between sub-modules needs to be broken and new wires need to be introduced with the appropriate registers (using always statements or other means) inserted in between. If performed in the functional style, all nets still need to be broken in two and the appropriate sequential statements be introduced in between. In both cases, this is a rather error-prone process: no language-level guarantees exist to warn the coder if some wires are left unregisterred or – maybe even worse – are registered, by bypassed due to a simple search-and-replace error. This is especially problematic in the modular coding style, where signal flow doesn’t follow code-flow, so sinks routinely </text:span><text:span text:style-name="T33">appear </text:span><text:span text:style-name="T5">prior </text:span><text:span text:style-name="T33">to </text:span><text:span text:style-name="T5">drivers. A consequence of this is that logical errors can sneak their way into the design at a late stage of the project.</text:span></text:p>
      <text:p text:style-name="P7"/>
      <text:p text:style-name="P8">The type-system of the traditional languages is also severely lacking. Here though, VHDL has some advantages. Verilog however is notorious in it’s lack of sophistication. Every net (in the synthesisable subset) needs to be essentially either a single wire or an N-bit bus. With it’s strict typing, all nets must have a predefined width, but, crucially, automatic type-conversions are performed between mismatched wire sizes. This of course is convenient, because it avoids the excessive clutter of <text:span text:style-name="T34">the </text:span>explicit width-conversions of VHDL, but results in many a design errors where the language silently truncates some bits from a value. </text:p>
      <text:p text:style-name="P8"/>
      <text:p text:style-name="P8">&lt;&lt;&lt;&lt;<text:span text:style-name="T6">TODO: figure out what’s the story with sign- and zero-extension!&gt;&gt;&gt;</text:span></text:p>
      <text:p text:style-name="P8"/>
      <text:p text:style-name="P9"><text:span text:style-name="T34">W</text:span>hen it comes to even slightly more complex types <text:span text:style-name="T34">however</text:span>, <text:span text:style-name="T34">Verilog especially</text:span> is hopelessly inadequate. In many DSP applications for instance, fixed-fractional numbers are used. When dealing with these numbers, special care must be taken during multiplication: a different subset of bits are relevant from the result and the question of rounding needs to be addressed; all problems that don’t exist when doing <text:span text:style-name="T34">only </text:span>integer math. Verilog doesn’t have native support for these types, which is probably fine. What’s not fine though is that it’s not possible to create a library that provides primitives for these numeric representations: the previously mentioned issues conspire to prevent that, even if there was a way to create a unique ‘net type’ in the language – which there isn’t.</text:p>
      <text:p text:style-name="P9"/>
      <text:p text:style-name="P9">More complex types, such as structs are supported in a limited way. For instance, one can create a complex number by grouping two wires into a struct, but then one can’t infer a RAM of such numbers.</text:p>
      <text:p text:style-name="P9"/>
      <text:p text:style-name="P9">&lt;&lt;&lt;&lt;TODO: check if this is true!&gt;&gt;&gt;</text:p>
      <text:p text:style-name="P9"/>
      <text:p text:style-name="P9">Verilog does provide support for ‘interfaces’, where complex signaling between modules can be encapsulated. This feature would be great, if not for one fatal flaw: interfaces can’t contain interfaces. <text:soft-page-break/><text:span text:style-name="T34">W</text:span>hile it’s possible to create, for instance an interface for <text:span text:style-name="T34">any of the </text:span>five sub-buses of the AXI4 <text:s/>interface spec, they can’t at a higher level be combined into a single AXI4 interface.</text:p>
      <text:p text:style-name="P9"/>
      <text:p text:style-name="P9">Generic <text:span text:style-name="T35">(or meta-) </text:span>programming is supported by both languages: it allows for describing logic which depends on some <text:span text:style-name="T7">compile-time available information. The canonical example is a module, where the width of the input and output nets depend on some compile-time parameter:</text:span></text:p>
      <text:p text:style-name="P9"/>
      <text:p text:style-name="P9">&lt;&lt;&lt;<text:span text:style-name="T7">TODO: add example&gt;&gt;&gt;</text:span></text:p>
      <text:p text:style-name="P9"/>
      <text:p text:style-name="P10">There are more complex uses with the various ‘generate’ constructs in both languages, where the behavior and the synthesized logic of the module can depend on such generic parameters. However, one pretty quickly reaches the limits of these language features as well. For instance, while it’s possible to describe the width of a bus as a generic parameter, it’s not possible to describe the type of it. So while it’s possible to create a generic adder of arbitrary width, it’s not possible to extend that to vectors or complex numbers.</text:p>
      <text:p text:style-name="P10"/>
      <text:p text:style-name="P10">To summarize, <text:span text:style-name="T8">neither language ha</text:span><text:span text:style-name="T9">s</text:span><text:span text:style-name="T8"> the facilities necessary to foster a rich environment of design re-use, the creation of reusable libraries. New features need constant revision of the core language and the tools which </text:span><text:span text:style-name="T9">is a slow process even under the best of circumstances.</text:span></text:p>
      <text:p text:style-name="P10"/>
      <text:p text:style-name="P11"><text:span text:style-name="T34">Worse, s</text:span>ince new features need constant updating of the core language and the tools, their adoption is slow. Tool vendors are slow in coming out with new synthesizers and the conservative design community is even slower in picking them up. Ecosystem players need to consider the lowest common denominator, which results in new features getting adopted at a painfully slow rate, <text:span text:style-name="T34">sometimes taking a decade or longer.</text:span></text:p>
      <text:p text:style-name="P11"/>
      <text:p text:style-name="P11">A NEW APPROACH</text:p>
      <text:p text:style-name="P11"/>
      <text:p text:style-name="P11">In the following chapters we will introduce ‘silicon’ a Python library that we use as our prototyping system to address some of the previously mentioned shortcomings. We will introduce silicon and it’s main concepts through examples. We will explain how they address the criticism of the existing languages. It is important to note though that the concepts are not necessarily tied together and can certainly be implemented in other frameworks. Some of the ideas could certainly be incorporated into Verilog or VHDL for example, making them vastly better tools.</text:p>
      <text:h text:style-name="P15" text:outline-level="1">Principles</text:h>
      <text:p text:style-name="P53">While working on Silicon, we’ve kept the following principles in mind:</text:p>
      <text:p text:style-name="P51">1. Simple things should be simple, while complex things should be possible</text:p>
      <text:p text:style-name="P51">2. What can be determined automatically, should be determined automatically</text:p>
      <text:p text:style-name="P51">3. That being said, it’s better to raise an error, then to outsmart the designer</text:p>
      <text:p text:style-name="P53">4. RTL equals netlist</text:p>
      <text:p text:style-name="P51">4. Composability is important</text:p>
      <text:p text:style-name="P51">5. Function call is instantiation</text:p>
      <text:p text:style-name="P51"><text:soft-page-break/>6. <text:span text:style-name="T36">M</text:span>eta-<text:span text:style-name="T36">programming is key to flexibility</text:span></text:p>
      <text:p text:style-name="P11">RTL is a netlist</text:p>
      <text:p text:style-name="P11"/>
      <text:p text:style-name="P11">One of the key observations of us is that the goal of describing synthesizeable HW is to create a hierarchical netlist. That is to say, a given hierarchy level contains instantiations of sub-components and their connectivity. For synthesis, we don’t need the crutch of behavioral description. That is only useful as so far as the language syntax of instantiation in Verilog or VHDL is atrocious.</text:p>
      <text:p text:style-name="P11"/>
      <text:p text:style-name="P11">Our approach is going to be to make instantiation natural and easy to do. This will result in everything in the design being described as instances and their connections, removing the need for behavioral descriptions (at least for synthesis).</text:p>
      <text:p text:style-name="P11"/>
      <text:p text:style-name="P11">Function call is instantiation</text:p>
      <text:p text:style-name="P11"/>
      <text:p text:style-name="P11">This second concept is easiest to explain through examples. In Silicon, the basic entity is a ‘Module’. Modules normally inherit from the Module base-class, list their inputs and outputs and implement the ‘body’ method, where they <text:span text:style-name="T10">instantiate their sub-components and define their connectivity. Following could be an implementation for a full-adder:</text:span></text:p>
      <text:p text:style-name="P11"/>
      <text:p text:style-name="P11">class FullAdder(Module):</text:p>
      <text:p text:style-name="P11"><text:s text:c="4"/>in_a = Input(logic)</text:p>
      <text:p text:style-name="P11"><text:s text:c="4"/>in_b = Input(logic)</text:p>
      <text:p text:style-name="P11"><text:s text:c="4"/>in_c = Input(logic)</text:p>
      <text:p text:style-name="P11"><text:s text:c="4"/>out_s = Output(logic)</text:p>
      <text:p text:style-name="P11"><text:s text:c="4"/>out_c = Output(logic)</text:p>
      <text:p text:style-name="P11"/>
      <text:p text:style-name="P11"><text:s text:c="3"/>def body(self):</text:p>
      <text:p text:style-name="P11"><text:s text:c="8"/>self.out_s &lt;&lt;= <text:span text:style-name="T10">xor(</text:span>self.in_a, <text:span text:style-name="T10">xor(</text:span>self.in_<text:span text:style-name="T10">b</text:span>, self.in_c<text:span text:style-name="T10">))</text:span></text:p>
      <text:p text:style-name="P11"><text:s text:c="7"/>self.out_c &lt;&lt;= (self.in_a &amp; self.in_b) | (self.in_a &amp; self.in_c) | (self.in_b &amp; self.in_c)</text:p>
      <text:p text:style-name="P11"/>
      <text:p text:style-name="P12">In the first line of the body, you see two function calls. Or at least, things that look like function calls. However, they are not. They are actually instantiations of XOR gates, while at the same time connecting their inputs and outputs. A quirk of the Python language requires the use of ‘&lt;&lt;=’ operators for binding nets to ports.</text:p>
      <text:p text:style-name="P12"/>
      <text:p text:style-name="P12">The XOR gates could be defined as follows:</text:p>
      <text:p text:style-name="P12"/>
      <text:p text:style-name="P12">class xor(Module):</text:p>
      <text:p text:style-name="P12"><text:s text:c="4"/>in_a =Input(logic)</text:p>
      <text:p text:style-name="P12"><text:s text:c="4"/>in_b = Input(logic)</text:p>
      <text:p text:style-name="P12"><text:s text:c="4"/>out = Output(logic)</text:p>
      <text:p text:style-name="P12"/>
      <text:p text:style-name="P12"><text:s text:c="3"/>def body(self):</text:p>
      <text:p text:style-name="P12"><text:s text:c="7"/>self.out &lt;&lt;= (self.in_a &amp; ~self.in_b) | (~self.in_a&amp;self.in_b)</text:p>
      <text:p text:style-name="P12"/>
      <text:p text:style-name="P12">The Module base-class implements the __call__ (and some other magic) to turn what looks like a function call into the creation of an instance.</text:p>
      <text:p text:style-name="P12"/>
      <text:p text:style-name="P12"><text:soft-page-break/>One might ask the question though: what about the ‘&amp;’, ‘|’and ‘~’ operators? Isn’t that just a a behavioral description? No, not really. Regular users of Python might recall, that the language supports operator overloading, and the ‘&amp;’ operator is really nothing but a method call on (in this case) the underlying net type. That method will be responsible for the instantiation of an and gate and returning its output as the return value. All in all, the code above would create 3 AND gates, two OR gates and two XOR gates (each of which further contains two AND gates, an OR and two NOT gates).</text:p>
      <text:p text:style-name="P12"/>
      <text:p text:style-name="P13">Obviously, this nested instantiation cannot go on forever, and indeed it doesn’t. Eventually we reach ‘primitive’ modules, which have no body methods. These then are capable of handling their own behavior for RTL generation and simulation, which we will come back to later.</text:p>
      <text:p text:style-name="P13"/>
      <text:p text:style-name="P13">Notice, how even a simple example, like this generated a lot of modules. More complex designs do that to an even greater degree, but the concept is the same: all we really do is describe the netlist we wish to create: components and their connectivity.</text:p>
      <text:p text:style-name="P13"/>
      <text:p text:style-name="P14">Notice how this way of describing logic lends itself for a ‘functional’ coding style. We will come back to exceptions to that rule, but it is still true that circuit described in Silicon tends to have a functional feel to it.</text:p>
      <text:p text:style-name="P14"/>
      <text:p text:style-name="P39">This is not the only way though. One can still explicitly create an instance of a module and ‘wire’ it up one port at a time:</text:p>
      <text:p text:style-name="P39"/>
      <text:p text:style-name="P39">myadder = FullAdder()</text:p>
      <text:p text:style-name="P39"/>
      <text:p text:style-name="P39">myadder.a &lt;&lt;= 1</text:p>
      <text:p text:style-name="P39">myadder.b &lt;&lt;= c &amp; 1</text:p>
      <text:p text:style-name="P39">output &lt;&lt;= myadder.out</text:p>
      <text:p text:style-name="P13"/>
      <text:p text:style-name="P39">Even some mix-and-match is possible:</text:p>
      <text:p text:style-name="P39"/>
      <text:p text:style-name="P39">TODO: is it???</text:p>
      <text:p text:style-name="P39">myadder = FullAdder()(a, b)</text:p>
      <text:p text:style-name="P39"/>
      <text:p text:style-name="P39">myadder.c &lt;&lt;= 1</text:p>
      <text:p text:style-name="P39">output &lt;&lt;= myadder.out</text:p>
      <text:p text:style-name="P41"/>
      <text:p text:style-name="P20">Elaboration</text:p>
      <text:p text:style-name="P13"/>
      <text:p text:style-name="P13">This is the first pass of any Silicon program: starting from the ‘top’ level, we describe in ever more detail the guts of each subcomponent. The way it works is that the framework calls the ‘body’ of the top level component (instance). This will create sub-component (instances) and describe their connectivity. These instances and their associated netlist is duly noted by the framework and once the top level body function terminates, it’ll recourse into each subcomponent instance, calling their ‘body’ in turn. This recursion terminates at the afformentioned primitives. The result is a hierarchical netlist of the entire design.</text:p>
      <text:p text:style-name="P13"/>
      <text:p text:style-name="P20">Generation</text:p>
      <text:p text:style-name="P13"/>
      <text:p text:style-name="P13"><text:soft-page-break/>The result of netlist creation is not terribly useful: it’s just a big Python data-structure, not all that conducive to existing tools. What follows is turning this netlist into – say – a Verilog source-file. The simple version of this process can already be envisioned: there is a generic implementation that knows how to generate Verilog for anything that describes it’s ‘guts’ through a ‘body’ method and special handling for primitives, which natively know how to turn themselves into Verilog code; This later behavior is triggered by primitive modules having a ‘generate’ method.</text:p>
      <text:p text:style-name="P13"/>
      <text:p text:style-name="P14">It’s not just Verilog generation though that can happen at this stage. Theoretically any other ‘back-end’ can be targeted. VHDL code would be just as easy to generate, but direct integration into toolchains could also be possible.</text:p>
      <text:p text:style-name="P14"/>
      <text:p text:style-name="P14">Simulation can also be handled through the same process: the simulator, more or less is just another back-end, that, instead of generating code, implements the ‘wiggling’ of the wires.</text:p>
      <text:p text:style-name="P14"/>
      <text:h text:style-name="Heading_20_1" text:outline-level="1">Type system <text:span text:style-name="T11">and type propagation</text:span></text:h>
      <text:p text:style-name="P14"/>
      <text:p text:style-name="P14">Before we go further, we should spend some time on types. Every net (just as in Verilog or VHDL) has a type associated with it. So far we’ve only used ‘logic’, which is a single-bit integer: 0 or 1. <text:span text:style-name="T12">Logic is </text:span>a special-case of the more general type, called ‘Number’, <text:span text:style-name="T12">which is the most fundamental type in Silicon and </text:span><text:span text:style-name="T11">is more or less equivalent to logic vectors.</text:span></text:p>
      <text:h text:style-name="Heading_20_2" text:outline-level="2">Numbers</text:h>
      <text:p text:style-name="P20">‘Number’ is a range-tracking integer type. It’s similar in concept to VHDLs std_logic_vector type, but more powerful than that. std_logic_vectors track the number of bits used to represent a value. In essence they can represent any value between 0 and 2^n-1 (if unsigned). Numbers in Silicon track their allowed minimum and maximum values. If those happen to be set to 0 and – say – 255, they are equivalent to an 8-bit std_logic_vector. They don’t have to be though. They can represent values from -3 to +5. Or 0 to 6. Or any other combination.</text:p>
      <text:p text:style-name="P20">The purpose for this generality is the following: in many cases it’s possible to figure out the output range of values for an operation (a primitive really) from their inputs. For example, if an AND-gate has two 4-bit inputs, we can determine that the output is going to be 4-bit wide as well.</text:p>
      <text:p text:style-name="P20">In fact, we can generalize this concept, but there are some complexities: what if an and-gate has a 4-bit and a 2-bit input? We would want to either sign- or zero-extend the 2-bit input, but which one to perform? We would somehow need information on whether the second input is interpreted as signed or unsigned.</text:p>
      <text:p text:style-name="P20">Even more problematic is addition: if we add ‘1’ to a 4-bit integer, we get a 5-bit result. If we add ‘2’ to a 4-bit integer, we also get a 5-bit result. So, we would expect that if we’ve added ‘1’ to a 4-bit result, and ‘1’ to that, we would get a 5-bit result as well. If we’ve only retained information about the number of bits needed to represent a value, we would not be able to automatically make that deduction though: we would end up with a 6-bit result.</text:p>
      <text:p text:style-name="P20">In Silicon, however Numbers track their minimum and maximum value. So, for instance, a 4-bit, unsigned integer represented by a Number with a range from 0 to 15. If we add ‘1’ to it (really a Number with the range 1 to 1), the result will be a Number with a range from 0 to 16. If we want to represent this object in binary format, we’ll need 5 bits of course, but we have extra information: we know that the values 17 to 31 are not valid. So, if we’ve added ‘1’ to this first result, we would know that the final value has a range of 0 to 17, which still could be encoded in 5 bits.</text:p>
      <text:p text:style-name="P20"><text:soft-page-break/>Silicon makes extensive use of this concept: every primitive is capable of deducing its output type from its input types. Range-tracking allows them to avoid unnecessary explosion of <text:span text:style-name="T13">the number of bits needed to represent the values.</text:span></text:p>
      <text:p text:style-name="P23">It needs to be noted though that the technique is not fool-proof. Looking at the following formula:</text:p>
      <text:p text:style-name="P23"/>
      <text:p text:style-name="P23">b &lt;&lt;= a ^ a</text:p>
      <text:p text:style-name="P23"/>
      <text:p text:style-name="P23">There are many other cases, where logic operators, slices and other bit-twiddling operations simply set the output range to the full representable binary range, erasing the knowledge of the input, potentially more restricted range.</text:p>
      <text:p text:style-name="P23">Number is not capable of tracking dis-joined ranges either, further limiting its precision.</text:p>
      <text:p text:style-name="P23"/>
      <text:h text:style-name="Heading_20_2" text:outline-level="2">Composites</text:h>
      <text:p text:style-name="P23">While users can implement their own custom types (after all <text:span text:style-name="T11">Number is nothing more than a Python class),, </text:span>this is not necessary in most cases<text:span text:style-name="T11">.</text:span></text:p>
      <text:p text:style-name="P23"/>
      <text:p text:style-name="P23">Silicon provides a concept, called ‘composites’ to create more complex types out of simpler ones. There are three types of composites: struts, arrays and interfaces.</text:p>
      <text:p text:style-name="P23"/>
      <text:p text:style-name="P23">Structs and arrays are quite obvious: they follow closely to their equivalents in other languages. <text:span text:style-name="T14">For obvious reasons, Arrays have a fixed number of elements: we can only allow types with a predetermined, fixed number of bits.</text:span></text:p>
      <text:p text:style-name="P23"/>
      <text:p text:style-name="P24">Interfaces are very similar to structs, with one crucial difference: they allow certain members to be ‘reversed’, that is conveying information in the opposite direction then indicated by the ‘input’ or ‘output’ designation of their ports.</text:p>
      <text:p text:style-name="P24"/>
      <text:p text:style-name="P24">In this, interfaces are much simpler than what Verilog interfaces are capable of, but due to their simplicity they fit nicely into the type-system.</text:p>
      <text:h text:style-name="Heading_20_2" text:outline-level="2">Composability</text:h>
      <text:p text:style-name="P24">The types mentioned above are fully composable. It’s possible to create an array of Numbers. A struct of arrays. An interface of an array of structs of interfaces. Or anything in between or above.</text:p>
      <text:p text:style-name="P24"/>
      <text:p text:style-name="P24">This composability is key to the flexibility of the language and allows the designer to truly develop higher-level abstractions.</text:p>
      <text:h text:style-name="P17" text:outline-level="2">Shortcuts and goodies</text:h>
      <text:p text:style-name="P48">There are some shortcuts in the language to quickly and intuitively describe common concepts. We’ve already seen ‘logic’, which is just Number(min_value=0, max_value=1). There is Signed(N) and Unsigned(N) which creates N-bit signed and unsigned ranges respectively.</text:p>
      <text:p text:style-name="P48">Silicon also provides an Enum type to allow for named, constant values. These types can ‘degenerate’ into Numbers, but Numbers can’t be used as Enums without an explicit cast.</text:p>
      <text:h text:style-name="P18" text:outline-level="2"><text:soft-page-break/>Type propagation</text:h>
      <text:p text:style-name="P49">We’ve mentioned this before, but it’s important to draw attention to this important feature of Silicon: type propagation. It is possible, under almost all circumstances to figure out the type of the outputs of Modules from the types of their inputs. It is easy to do for logical operations, multiplexers, arithmetic operations, even slices and concatenations. In fact, these built-in primitives have this capability.</text:p>
      <text:p text:style-name="P49">With those primitives supporting type propagation, anything built out of such primitives also – automatically – gain type propagation support. And of course, almost everything is built out of primitives.</text:p>
      <text:p text:style-name="P50">In most cases, it’s sufficient to describe a Modules inputs and outputs without types. From the instantiation context, the framework will determine the types of all the inputs before the execution of the ‘body’ method. By the end of the execution of ‘body’ all outputs are bound to some sub-modules output, so their output type is known. Our previous ‘xor’ gate example could be written like this:</text:p>
      <text:p text:style-name="P25">class xor(Module):</text:p>
      <text:p text:style-name="P25"><text:s text:c="4"/>in_a =Input()</text:p>
      <text:p text:style-name="P25"><text:s text:c="4"/>in_b = Input()</text:p>
      <text:p text:style-name="P25"><text:s text:c="4"/>out = Output()</text:p>
      <text:p text:style-name="P25"/>
      <text:p text:style-name="P25"><text:s text:c="3"/>def body(self):</text:p>
      <text:p text:style-name="P25"><text:s text:c="7"/>self.out &lt;&lt;= (self.in_a &amp; ~self.in_b) | (~self.in_a&amp;self.in_b)</text:p>
      <text:p text:style-name="P25"/>
      <text:p text:style-name="P26">Not only is this shorter, it’s also more generic: suddenly our xor gate works with not just signle-bit values, but any Number instances, in fact even with struts or arrays, anything that can be converted into a set of bits.</text:p>
      <text:p text:style-name="P26">Of course this technique is not always adequate: our full adder example for example would not work for N-bit integers just because we rewrite it without type-specification on the inputs and outputs. Or, to be more precise: it would, but would not have the expected behavior. Instead of implementing a single N-bit adder, it would implement N parallel 1-bit adders.</text:p>
      <text:h text:style-name="Heading_20_1" text:outline-level="1">Describing sequential circuits</text:h>
      <text:p text:style-name="P14"/>
      <text:p text:style-name="P14"><text:span text:style-name="T14">What we’ve described so far allows for </text:span><text:span text:style-name="T15">the creation of </text:span>combinattional logic. <text:span text:style-name="T15">The resulting code has a distinct </text:span>functional style <text:span text:style-name="T15">to it, </text:span>well-suited for such <text:span text:style-name="T15">applications. B</text:span>ut what about registers?</text:p>
      <text:p text:style-name="P14"/>
      <text:p text:style-name="P14">In Siicon, we make no distinction between sequential and combinational modules (except for primitives and for simulation performance reasons; those are details that can be ignored for now). All that matters is that a Module has inputs and outputs, and (when instantiated as a function-call) their inputs are listed <text:s/>as arguments and the call returns their outputs.</text:p>
      <text:p text:style-name="P14"/>
      <text:p text:style-name="P14">Naturally, thus, a register would work something like this:</text:p>
      <text:p text:style-name="P14"/>
      <text:p text:style-name="P14">count &lt;&lt;= Reg(count+1)</text:p>
      <text:p text:style-name="P14"/>
      <text:p text:style-name="P14">There are several problems here though:</text:p>
      <text:p text:style-name="P14"/>
      <text:p text:style-name="P14"><text:soft-page-break/>1. Where does ‘count’ come from? We need a way to describe wires without binding them, otherwise feedback for sequential logic would not be possible. This is done as follows:</text:p>
      <text:p text:style-name="P14"/>
      <text:p text:style-name="P14">count = Wire(Unsigned(4)) # Create a wire for a 4-bit, unsigned integer</text:p>
      <text:p text:style-name="P14">count &lt;&lt;= Reg(count+1)</text:p>
      <text:p text:style-name="P14"/>
      <text:p text:style-name="P14">2. What is the type of the inputs and the outputs of ‘Reg’? <text:span text:style-name="T15">From the previous discussion we know that ‘count+1’ has a range of 1 to 16 (a 5-bit signal), and that Reg can and will determine its output type from its inputs. So Reg here is a 5-bit register with an output range of 1 to 16. However, when we try to bind this output to ‘count’, we get an error: ‘count’ can’t represent a value of 16. We need to thus explicitly handle the overflow case:</text:span></text:p>
      <text:p text:style-name="P14"/>
      <text:p text:style-name="P22">count = Wire(Unsigned(4)) # Create a wire for a 4-bit, unsigned integer</text:p>
      <text:p text:style-name="P22">count &lt;&lt;= Reg(<text:span text:style-name="T15">(</text:span>count+1<text:span text:style-name="T15">)[3:0]</text:span>)</text:p>
      <text:p text:style-name="P22"/>
      <text:p text:style-name="P27">3. Where is the clock? It is of course possible to list the clock input:</text:p>
      <text:p text:style-name="P27"/>
      <text:p text:style-name="P22">count = Wire(Unsigned(4)) # Create a wire for a 4-bit, unsigned integer</text:p>
      <text:p text:style-name="P22">count &lt;&lt;= Reg(<text:span text:style-name="T15">clk, (</text:span>count+1<text:span text:style-name="T15">)[3:0]</text:span>)</text:p>
      <text:p text:style-name="P22"/>
      <text:p text:style-name="P27">That would add a lot of clutter to the code though. This is the case where ‘automatic’ inputs are useful. These ports on a module automatically bind to a net in the instantiation context with the right name. The clock port of a ‘Reg’ instance can bind to something named ‘clk’ or ‘clock’ or ‘clk_port’ or ‘clock_port’.</text:p>
      <text:p text:style-name="P27"/>
      <text:p text:style-name="P27">4. How to initialized our counter? We would need a ‘reset’ signal, which follows the same auto-bind behavior. The difference is that while a clock is mandatory for a register ‘reset’ may or may not be needed. If it is left unconnected or there is nothing that the auto-bind feature can use, Silicon simply assumes that the reset input is not used. Similar logic applies to the reset value port.</text:p>
      <text:p text:style-name="P27"/>
      <text:p text:style-name="P27">It is important to notice that it’s not the ‘Reg’ module that’s special. Any module can have any number of ‘automatic’ or ‘optional’ ports. Of course their implementation will be more complicated, we need to deal with handling the existence of these optional inputs, but any module can take advantage of the feature, even user-defined ones.</text:p>
      <text:p text:style-name="P28"/>
      <text:p text:style-name="P29">Since clock and reset ports are so commonly used, shortcuts are available. The definition of the Reg module is the following:</text:p>
      <text:p text:style-name="P29"/>
      <text:p text:style-name="P31"><text:span text:style-name="T16">class</text:span> <text:span text:style-name="T17">Reg</text:span>(<text:span text:style-name="T17">Module</text:span>):</text:p>
      <text:p text:style-name="P30"><text:span text:style-name="T18"><text:tab/>output_port</text:span> = <text:span text:style-name="T17">Output</text:span>()</text:p>
      <text:p text:style-name="P30"><text:span text:style-name="T18"><text:tab/>input_port</text:span> = <text:span text:style-name="T17">Input</text:span>()</text:p>
      <text:p text:style-name="P30"><text:span text:style-name="T18"><text:tab/>clock_port</text:span> = <text:span text:style-name="T19">ClkPort</text:span>()</text:p>
      <text:p text:style-name="P30"><text:span text:style-name="T18"><text:tab/>reset_port</text:span> = <text:span text:style-name="T19">RstPort</text:span>()</text:p>
      <text:p text:style-name="P30"><text:span text:style-name="T18"><text:tab/>reset_value_port</text:span> = <text:span text:style-name="T19">RstValPort</text:span>()</text:p>
      <text:p text:style-name="P30"/>
      <text:p text:style-name="P29">Where ClkPort is a simple function:</text:p>
      <text:p text:style-name="P29"/>
      <text:p text:style-name="P31"><text:span text:style-name="T16">def</text:span> <text:span text:style-name="T19">ClkPort</text:span>(</text:p>
      <text:p text:style-name="P30"><text:span text:style-name="T18"><text:tab/>net_type</text:span>: <text:span text:style-name="T17">Optional</text:span>[<text:span text:style-name="T17">NetType</text:span>] = <text:span text:style-name="T18">logic</text:span>,</text:p>
      <text:p text:style-name="P30"><text:soft-page-break/><text:span text:style-name="T18"><text:tab/>parent_module</text:span>: <text:span text:style-name="T20">'</text:span><text:span text:style-name="T17">Module</text:span><text:span text:style-name="T20">'</text:span> = <text:span text:style-name="T16">None</text:span>, *,</text:p>
      <text:p text:style-name="P30"><text:span text:style-name="T18"><text:tab/>keyword_only</text:span>: <text:span text:style-name="T17">bool</text:span> = <text:span text:style-name="T16">True</text:span>,</text:p>
      <text:p text:style-name="P30"><text:span text:style-name="T18"><text:tab/>auto_port_names</text:span>: <text:span text:style-name="T17">Union</text:span>[<text:span text:style-name="T17">str</text:span>, <text:span text:style-name="T17">Sequence</text:span>[<text:span text:style-name="T17">str</text:span>]] = (<text:span text:style-name="T20">"clk"</text:span>, <text:span text:style-name="T20">"clk_port"</text:span>, <text:span text:style-name="T20">"clock"</text:span>, <text:span text:style-name="T20">"clock_port"</text:span>),</text:p>
      <text:p text:style-name="P30"><text:span text:style-name="T18"><text:tab/>optional</text:span>: <text:span text:style-name="T17">bool</text:span> = <text:span text:style-name="T16">False</text:span></text:p>
      <text:p text:style-name="P30">):</text:p>
      <text:p text:style-name="P30"><text:span text:style-name="T21"><text:tab/>return</text:span> <text:span text:style-name="T17">AutoInput</text:span>(</text:p>
      <text:p text:style-name="P30"><text:span text:style-name="T18"><text:tab/><text:tab/>net_type</text:span>=<text:span text:style-name="T18">net_type</text:span>,</text:p>
      <text:p text:style-name="P30"><text:span text:style-name="T18"><text:tab/><text:tab/>parent_module</text:span>=<text:span text:style-name="T18">parent_module</text:span>,</text:p>
      <text:p text:style-name="P30"><text:span text:style-name="T18"><text:tab/><text:tab/>keyword_only</text:span>=<text:span text:style-name="T18">keyword_only</text:span>,</text:p>
      <text:p text:style-name="P30"><text:span text:style-name="T18"><text:tab/><text:tab/>auto_port_names</text:span>=<text:span text:style-name="T18">auto_port_names</text:span>,</text:p>
      <text:p text:style-name="P30"><text:span text:style-name="T18"><text:tab/><text:tab/>optional</text:span>=<text:span text:style-name="T18">optional</text:span></text:p>
      <text:p text:style-name="P30"><text:tab/>)</text:p>
      <text:p text:style-name="P30"/>
      <text:h text:style-name="P16" text:outline-level="1">Meta-programming</text:h>
      <text:p text:style-name="P52">In the previous example, another important concept starts becoming apparent: while in Silicon, our main goal is to describe the netlist of the circuit in question, we do that by executing a Python program. In many ways, this makes Python a meta-programming environment for Silicon. We’ve just seen how a simple function-definition can simply the description of common port types.</text:p>
      <text:p text:style-name="P52">The concept however is more powerful and important: all control-flow constructs of Python turn into meta-programming devices. Let’s take the example of a simple ALU:</text:p>
      <text:p text:style-name="P52">class ALU(Module):</text:p>
      <text:p text:style-name="P52"><text:tab/>in_a = Input()</text:p>
      <text:p text:style-name="P52"><text:tab/>in_b = Input()</text:p>
      <text:p text:style-name="P52"><text:tab/>out = Output()</text:p>
      <text:p text:style-name="P52"><text:tab/>op = Input(logic)</text:p>
      <text:p text:style-name="P52"/>
      <text:p text:style-name="P52"><text:tab/>def body(<text:span text:style-name="T22">self</text:span>):</text:p>
      <text:p text:style-name="P52"><text:tab/><text:tab/>if <text:span text:style-name="T22">self.</text:span>op == 0:</text:p>
      <text:p text:style-name="P52"><text:tab/><text:tab/><text:tab/>self.out &lt;&lt;= self.in_a + self.in_b</text:p>
      <text:p text:style-name="P52"><text:tab/><text:tab/>else:</text:p>
      <text:p text:style-name="P52"><text:tab/><text:tab/><text:tab/>self.out &lt;&lt;= self.in_a – self.in_b</text:p>
      <text:p text:style-name="P27"/>
      <text:p text:style-name="P29">Now, this module is incorrect. It’s crucial to understand that the ‘body’ call gets executed during elaboration. At that point, ‘op’ doesn’t have a value. It’s just a construct describing a wire. It can’t be compared to 0 or to any other number for that matter. What we really wanted to say was this:</text:p>
      <text:p text:style-name="P29"/>
      <text:p text:style-name="P52">class ALU(Module):</text:p>
      <text:p text:style-name="P52"><text:soft-page-break/><text:tab/>in_a = Input()</text:p>
      <text:p text:style-name="P52"><text:tab/>in_b = Input()</text:p>
      <text:p text:style-name="P52"><text:tab/>out = Output()</text:p>
      <text:p text:style-name="P52"><text:tab/>op = Input(logic)</text:p>
      <text:p text:style-name="P52"/>
      <text:p text:style-name="P52"><text:tab/>def body(<text:span text:style-name="T22">self</text:span>):</text:p>
      <text:p text:style-name="P52"><text:tab/><text:tab/>self.out &lt;&lt;= Select(</text:p>
      <text:p text:style-name="P52"><text:tab/><text:tab/><text:tab/>self.o<text:span text:style-name="T22">p</text:span>,</text:p>
      <text:p text:style-name="P52"><text:tab/><text:tab/><text:tab/>self.in_a + self.in_b,</text:p>
      <text:p text:style-name="P52"><text:tab/><text:tab/><text:tab/>self.in_a – self.in_b</text:p>
      <text:p text:style-name="P52"><text:tab/><text:tab/>)</text:p>
      <text:p text:style-name="P52"/>
      <text:p text:style-name="P52">Here ‘Select’ is a new primitive, which implements a binary-encoded multiplexer. The selector input is self.out in this case and the two selected inputs are the results (outputs really) of the adder and the subtractor modules.</text:p>
      <text:p text:style-name="P52">Let’s say though that we wanted a module that can either be an adder or a sutractor, but never both. We know at elaboration time, which one we want and don’t want to pay the cost for both! In that case, we would want to create a ‘GenericModule’ instance:</text:p>
      <text:p text:style-name="P52"/>
      <text:p text:style-name="P52">class <text:span text:style-name="T22">AddOrSub</text:span>(GenericModule):</text:p>
      <text:p text:style-name="P52"><text:tab/>in_a = Input()</text:p>
      <text:p text:style-name="P52"><text:tab/>in_b = Input()</text:p>
      <text:p text:style-name="P52"><text:tab/>out = Output()</text:p>
      <text:p text:style-name="P52"><text:tab/>def <text:span text:style-name="T22">construct(self, </text:span>op):</text:p>
      <text:p text:style-name="P52"><text:tab/><text:tab/><text:span text:style-name="T22">self.op = op</text:span></text:p>
      <text:p text:style-name="P52"/>
      <text:p text:style-name="P52"><text:tab/>def body(<text:span text:style-name="T22">self</text:span>):</text:p>
      <text:p text:style-name="P52"><text:tab/><text:tab/>if <text:span text:style-name="T22">self.</text:span>op == 0:</text:p>
      <text:p text:style-name="P52"><text:tab/><text:tab/><text:tab/>self.out &lt;&lt;= self.in_a + self.in_b</text:p>
      <text:p text:style-name="P52"><text:tab/><text:tab/>else:</text:p>
      <text:p text:style-name="P52"><text:tab/><text:tab/><text:tab/>self.out &lt;&lt;= self.in_a – self.in_b</text:p>
      <text:p text:style-name="P32"><text:soft-page-break/></text:p>
      <text:p text:style-name="P32">Now, when we instantiate a module like this, we would need to specify the value of ‘op’:</text:p>
      <text:p text:style-name="P32"/>
      <text:p text:style-name="P32">result &lt;&lt;= AddOrSub(0)(my_a, my_b)</text:p>
      <text:p text:style-name="P32"/>
      <text:p text:style-name="P32">Notice, the double ()-s. The first set gets passed in to __init__, and from there to ‘construct’. This is the creation of the AddOrSub instance. The second set gets passed in to __call__, and this is where the binding of the inputs happen.</text:p>
      <text:p text:style-name="P32"/>
      <text:p text:style-name="P32">It is also important to understand that __call__ doesn’t actually call ‘body’. What happens here is simply the creation of an instance and the binding of its inputs and outputs. We don’t yet know what the internals of AddOrSub is. It’s just an empty shell. AddOrSub.body will get called at a later time by the framework to fill-in the details.</text:p>
      <text:p text:style-name="P32"/>
      <text:p text:style-name="P32">Similarly to the previous example, not just if statements, but function calls, for and while loops are too meta-programming constructs from our perspective: they don’t directly generate any circuitry (don’t contribute to the netlist), just steer execution to the right pieces of module instantiations and port-bindings.</text:p>
      <text:p text:style-name="P32"/>
      <text:p text:style-name="P33">Compilation phases</text:p>
      <text:p text:style-name="P33"/>
      <text:p text:style-name="P33">Silicon starts by the execution of your Python program. This is called the Elaboration phase. During this time, the top level module is instantiated, and it’s ‘body’ is called. The execution of ‘body’ results in the instantiation of sub-modules and their connectivity.</text:p>
      <text:p text:style-name="P33"/>
      <text:p text:style-name="P33">After ‘body’ is called, net-types are propagated (with potential automatic type-casts where necessary) until all input net types for at least one sub-module is known. At that point the ‘body’ of the sub-module instance is called, which recursively instantiates further sub-components and nets. </text:p>
      <text:p text:style-name="P33"/>
      <text:p text:style-name="P33">This process <text:span text:style-name="T23">continues until all sub-modules of a module are fully elaborated. At that point the types of all the outputs of the module must be known (determined by propagating the type of their drivers).</text:span></text:p>
      <text:p text:style-name="P33"/>
      <text:p text:style-name="P34">The recursion traces back to a higher level, where the elaboration continues.</text:p>
      <text:p text:style-name="P34"/>
      <text:p text:style-name="P34">If the process succeeds, at the end of elaboration, all modules and their sub-modules are instantiated, all their connectivity is known along with their net-types.</text:p>
      <text:p text:style-name="P34"/>
      <text:p text:style-name="P34">This netlist, while complete, is not the final one. Further changes are needed to arrive at the final netlist.</text:p>
      <text:p text:style-name="P34"/>
      <text:p text:style-name="P34">:::TODO: what is the reason we could instantiate modules at this point??</text:p>
      <text:p text:style-name="P34"/>
      <text:p text:style-name="P34">One transformation that happens at this point is the braking down of composite types into their individual components, so that each net only carries an atomic type, essentially a ‘Number’. Enough information is retained to reconstruct the original structured representation in case of visualization, simulation or error-reporting. The reason for the brake-down is that interface components can carry signals in the opposite direction from their ports and that individual members of composite types could be driven by different instances.</text:p>
      <text:p text:style-name="P34"/>
      <text:p text:style-name="P34"><text:soft-page-break/>The next phase is the flattening the netlist. Silicons model ensures that every net has at most a single driver, but could have a number of sinks. During this process, the ultimate, primitive driver is identified and a single ‘XNet’ object is created to represent this whole chain of drivers. Since XNets can exist in several contexts as the pass the design hierarchy, they can have several names. These names are collected for reporting and visualization purposes.</text:p>
      <text:p text:style-name="P34"/>
      <text:p text:style-name="P34">During flattening, it’s possible that new module instances need to be inserted. This could be the case, when the output of a module has an explicitly defined type, yet it’s driver is of a different type. TODO: why can’t we figure this out earlier???.</text:p>
      <text:p text:style-name="P34"/>
      <text:p text:style-name="P36">This netlist closely resembles a SSA (strictly single assignment) data-flow description of the algorithm. Phi-nodes are not inserted, <text:span text:style-name="T25">or to be more precise: phi-nodes are part of the source code. The corresponding muxes are instantiated in the Python description. Yet another way of looking at it is that since control flow is part of the meta-programming framework of Silicon, there’s no need to represent control flow - using Phi-nodes - in the SSA graph.</text:span></text:p>
      <text:p text:style-name="P34"/>
      <text:p text:style-name="P35">With the flattened netlist, we are ready for the next phase, which could be one of two things: simulation or RTL generation.</text:p>
      <text:p text:style-name="P35"/>
      <text:p text:style-name="P35">In case of RTL generation, the module hierarchy is walked and RTL (right now Verilog <text:span text:style-name="T24">code) is generated. This code is then emitted as a set of .sv files.</text:span></text:p>
      <text:p text:style-name="P35"/>
      <text:p text:style-name="P36">Great effort was spent on making sure that the generated RTL <text:span text:style-name="T25">look natural and easy to read. One would assume that the resultant RTL from a netlist description such as maintained by Silicon would be a tangled mess of module instantiations. In some cases that unfortunately is the case, but in many cases the generated RTL is surprisingly readable. </text:span><text:span text:style-name="T26">This is achieved by inlining. All primitive modules need to deal with generating RTL for their internals since they don’t describe themselves in terms of a netlist. Most of them know how to express their behavior in the enclosing module instance, removing the need module instances. For instance, when generating Verilog RTL, ‘Reg’ primitive modules end up generating @always_reg statements. Even though logic expressions got converted into a netlist in the previous phase with lots of primitive modules and their connections, these are now re-assembled using this inlinging capability and appear as if they got translated as a whole into RTL.</text:span></text:p>
      <text:p text:style-name="P36"/>
      <text:p text:style-name="P37">Occasionally temporary names are needed which don’t appear in the original Python source code, especially when dealing with expressions using user-supplied Modules that don’t support inlining.</text:p>
      <text:p text:style-name="P37"/>
      <text:p text:style-name="P37">TODO: we should really support generic inlining, but that’s not for todays episode.</text:p>
      <text:p text:style-name="P37"/>
      <text:p text:style-name="P37">TODO: we’ll have to figure out a good way to collate modules such that we don’t generate a gazzilion modules with one instance each. This is probably best done on the lexicographic level: if the bodies are the same, there’s not need for separate versions for sure.</text:p>
      <text:p text:style-name="P37"/>
      <text:p text:style-name="P37">Simulation</text:p>
      <text:p text:style-name="P37"/>
      <text:p text:style-name="P38">On top of RTL generation, Silicon also supports a fully functional event-based simulator. The internal netlist is used as a dependency graph. Modules normally either expose a ‘body’ method, which expresses their function in terms of a netlist, or a ‘simulate’ method which does the same in a behavioral fashion. Primitive modules use the ‘simulate’ method, but top-level test-benches and other test-related modules also use this facility.</text:p>
      <text:p text:style-name="P38"><text:soft-page-break/></text:p>
      <text:p text:style-name="P38">The simulator framework uses Pythons ‘yield’ keyword to provide a convenient way of describing the behavior of a module. During simulation, the simulate method can yield either a number, in which case it is interpreted as the number of simulation ticks (ns normally) to pass before continuing execution, or a set of input ports, in which case it is interpreted as a sensitivity list.</text:p>
      <text:p text:style-name="P38"/>
      <text:p text:style-name="P38">If the ‘simulate’ method returns, it is assumed that no more events are going to be consumed or generated by that module: as a consequence all primitives are implemented as an infinite loop with a yield inside them. When the top level TB module terminates its simulate method, no more stimulus is generated and (normally) after all the events drain out of the system, the simulation terminates.</text:p>
      <text:p text:style-name="P38"/>
      <text:p text:style-name="P38">The ‘simulate’ methods are different from the ‘body’ methods in two important ways:</text:p>
      <text:p text:style-name="P38"/>
      <text:p text:style-name="P38">1. Simulation doesn’t involve generation of a netlist, that has already been performed before simulation even starts. Consequently one can’t instantiate new modules inside the simulate method or change the connectivity of existing ones. While it’s possible to write expressions that look very similar to that in the ‘body’ of the method, such as:</text:p>
      <text:p text:style-name="P38"/>
      <text:p text:style-name="P38">a &lt;&lt;= b + 1</text:p>
      <text:p text:style-name="P38"/>
      <text:p text:style-name="P38">their meaning is completely different. In the ‘body’ it would mean: instantiate an adder module, and hook up it’s two inputs to ‘a’ and ‘1’ (a constant module) respectively, while bind it’s output to ‘a’.</text:p>
      <text:p text:style-name="P38"/>
      <text:p text:style-name="P38">In simulation, the meaning is: take the current simulated value of ‘b’, add one to it, and schedule a change of the simulated value of ‘a’ in the next epsilon time.</text:p>
      <text:p text:style-name="P38"/>
      <text:p text:style-name="P38">2. Since ‘simulate’ is executed at the time of simulation, there is no distinction between control and data-flow, between meta-programming and netlist description. It’s possible to write something like this:</text:p>
      <text:p text:style-name="P38"/>
      <text:p text:style-name="P39">TODO: how to check for positive edge?</text:p>
      <text:p text:style-name="P39"/>
      <text:p text:style-name="P39">while True:</text:p>
      <text:p text:style-name="P39"><text:tab/>yield clk</text:p>
      <text:p text:style-name="P38"><text:tab/>if b % 2 == 0:</text:p>
      <text:p text:style-name="P38"><text:tab/><text:tab/>b &lt;&lt;= b * <text:span text:style-name="T27">3 </text:span><text:span text:style-name="T30">+ </text:span><text:span text:style-name="T27">1</text:span></text:p>
      <text:p text:style-name="P39"><text:tab/>else:</text:p>
      <text:p text:style-name="P39"><text:tab/><text:tab/>b &lt;&lt;= b &gt;&gt; 1</text:p>
      <text:p text:style-name="P39">This would not even work as a body method: one can’t create a branch based on a value, let alone bind to ‘b’ an expression of itself: that would create a combinatorial loop.</text:p>
      <text:p text:style-name="P39"/>
      <text:p text:style-name="P39">Yet during simulation, it’s perfectly valid: in every clock-cycle, we examine the simulated value of b, then based on that, we create a new value for it. It’s just a state-machine!</text:p>
      <text:p text:style-name="P36"/>
      <text:p text:style-name="P37">Module types</text:p>
      <text:p text:style-name="P37"/>
      <text:p text:style-name="P37">TODO: There are primitive modules, which is a concept, and then Modules and GenericModules which are actual base-classes. This needs to be explained.</text:p>
      <text:p text:style-name="P37"/>
      <text:p text:style-name="P39">Extended examples</text:p>
      <text:p text:style-name="P39"><text:soft-page-break/></text:p>
      <text:p text:style-name="P39">State machines</text:p>
      <text:p text:style-name="P39"/>
      <text:p text:style-name="P42">FSMs are basic, but very powerful design elements, they appear in many places in almost every digital circuit. Yet, neither Verilog nor VHDL offer explicit ways of dealing with them. The usual design guide is to use switch statements. Due to language limitations, higher level abstractions are not convenient, so they don’t exist. As a result everyone rolls their own, with slight differences and coding styles changes.</text:p>
      <text:p text:style-name="P42"/>
      <text:p text:style-name="P42">Can Silicon do better? Yes, it does. One could create a module, called FSM. Using the powerful meta-programming environment (Python) allows us to add custom methods to this class, most importantly an ‘add_transition’ method. This would have three parameters: a start state, a condition and an end-state.</text:p>
      <text:p text:style-name="P42">The meaning is rather obvious: if the condition is true, while in the start state, transition to the end-state.</text:p>
      <text:p text:style-name="P42"/>
      <text:p text:style-name="P42">The state-type can be determined by coalescing all the types mentioned in the ‘start’ and end-state parameters. The conditions are simply nets carrying the output of some expression.</text:p>
      <text:p text:style-name="P42"/>
      <text:p text:style-name="P42">The current and next state can be exposed through either methods or even member-variables.</text:p>
      <text:p text:style-name="P42">Using such a module is very intuitive and provides a high-level description of the intent:</text:p>
      <text:p text:style-name="P42"/>
      <text:p text:style-name="P42">TODO: add FSM example.</text:p>
      <text:p text:style-name="P42"/>
      <text:p text:style-name="P42">It is important to note that there’s nothing magical going on: we didn’t have to change the language, introduce new feature to Silicon or Python to make this happen (though Silicon does provide an FSM implementation). We are just using existing features to extend the language. Such an FSM implementation could be shipped separately from the core Silicon library as an add-on, enhancing the ecosystem.</text:p>
      <text:p text:style-name="P42"/>
      <text:p text:style-name="P42">Due to the power of the underlying language, we can do even better though: we can create additional methods for generating, for example a state-transition diagram, straight from the FSM instance: in this case, visualization becomes a re-usable part of the module, something that would be impossible to do without significant effort (essentially a language parser) in Verilog or VHDL.</text:p>
      <text:p text:style-name="P39"/>
      <text:p text:style-name="P39">Memories</text:p>
      <text:p text:style-name="P39"/>
      <text:p text:style-name="P42">Memories are notoriously difficult to deal with, especially in case of mix ASIC and FPGA targets. ASIC targets usually deal with direct memory instantiations, where the instances are generated by memory compilers. FPGA targets can infer memories from RTL, though they provide their own primitives as well – which are of course provider, if not chip-family dependent.</text:p>
      <text:p text:style-name="P42"/>
      <text:p text:style-name="P42">To complicate matter further, ASIC flows often require memories to be instantiated at the top level to ease floor-planning. <text:span text:style-name="T28">This breaks the logic of the design, and requires the exposure of design detail of individual modules deep within the design hierarchy all the way to the top.</text:span></text:p>
      <text:p text:style-name="P42"/>
      <text:p text:style-name="P43">While this is an area of development, there’s no reason to believe that Silicon would not be able to handle these problems in the RTL generation phase: generate memory instances for specific FPGA targets, or infer memories when the back-end allows for that. It ASIC flows, it could promote the memory instances to the top level, adding the appropriate signals to the hierarchy as it goes.</text:p>
      <text:p text:style-name="P43"/>
      <text:p text:style-name="P43"><text:soft-page-break/>We right now only provide inferrable memory implementations for single- and dual-ported memories, with various registering options. We believe though that the same API could be used to describe future ASIC memories, or directly instantiated memories for FPGA targets where inference is not possible.</text:p>
      <text:p text:style-name="P43"/>
      <text:p text:style-name="P43">While it is not easy, we believe, that such memory modules could still be written as external components to Silicon and shipped as 3<text:span text:style-name="T29">rd</text:span> party libraries.</text:p>
      <text:p text:style-name="P39"/>
      <text:p text:style-name="P39">ready-valid interfac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4T17:05:43.690077105</meta:creation-date>
    <dc:date>2022-06-30T15:32:13.806792138</dc:date>
    <meta:editing-duration>P4DT13H47M16S</meta:editing-duration>
    <meta:editing-cycles>20</meta:editing-cycles>
    <meta:generator>LibreOffice/7.3.3.2$Linux_X86_64 LibreOffice_project/30$Build-2</meta:generator>
    <meta:document-statistic meta:table-count="0" meta:image-count="0" meta:object-count="0" meta:page-count="17" meta:paragraph-count="282" meta:word-count="6770" meta:character-count="41595" meta:non-whitespace-character-count="34903"/>
  </office:meta>
</office:document-meta>
</file>